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6">
            <text:p>кооф</text:p>
          </table:table-cell>
          <table:table-cell office:value-type="string" table:style-name="ce2">
            <text:p>Кол-во</text:p>
          </table:table-cell>
          <table:table-cell office:value-type="string" table:style-name="ce2">
            <text:p>цена закуп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71.42" table:style-name="ce4">
            <text:p>171,4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3"/>
          <table:table-cell table:style-name="ce4"/>
          <table:table-cell office:value-type="float" office:value="107.34" table:style-name="ce4">
            <text:p>107,3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table:style-name="ce3"/>
          <table:table-cell table:style-name="ce4"/>
          <table:table-cell office:value-type="float" office:value="171.43" table:style-name="ce4">
            <text:p>171,4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232.55" table:style-name="ce4">
            <text:p>232,5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3"/>
          <table:table-cell table:style-name="ce4"/>
          <table:table-cell office:value-type="float" office:value="116.06" table:style-name="ce4">
            <text:p>116,0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table:style-name="ce3"/>
          <table:table-cell table:style-name="ce4"/>
          <table:table-cell office:value-type="float" office:value="171.66" table:style-name="ce4">
            <text:p>171,6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3"/>
          <table:table-cell table:style-name="ce4"/>
          <table:table-cell office:value-type="float" office:value="102.23" table:style-name="ce4">
            <text:p>102,2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table:style-name="ce3"/>
          <table:table-cell table:style-name="ce4"/>
          <table:table-cell office:value-type="float" office:value="289.43" table:style-name="ce4">
            <text:p>289,4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3"/>
          <table:table-cell table:style-name="ce4"/>
          <table:table-cell office:value-type="float" office:value="256.44" table:style-name="ce4">
            <text:p>256,4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3"/>
          <table:table-cell table:style-name="ce4"/>
          <table:table-cell office:value-type="float" office:value="165.81" table:style-name="ce4">
            <text:p>165,8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3"/>
          <table:table-cell table:style-name="ce4"/>
          <table:table-cell office:value-type="float" office:value="264.61" table:style-name="ce4">
            <text:p>264,6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3"/>
          <table:table-cell table:style-name="ce4"/>
          <table:table-cell office:value-type="float" office:value="157.44999999999999" table:style-name="ce4">
            <text:p>157,45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table:style-name="ce3"/>
          <table:table-cell table:style-name="ce4"/>
          <table:table-cell office:value-type="float" office:value="273.33999999999997" table:style-name="ce4">
            <text:p>273,3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3"/>
          <table:table-cell table:style-name="ce4"/>
          <table:table-cell office:value-type="float" office:value="185.21" table:style-name="ce4">
            <text:p>185,2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3"/>
          <table:table-cell table:style-name="ce4"/>
          <table:table-cell office:value-type="float" office:value="277.12" table:style-name="ce4">
            <text:p>277,1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3"/>
          <table:table-cell table:style-name="ce4"/>
          <table:table-cell office:value-type="float" office:value="164.87" table:style-name="ce4">
            <text:p>164,8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3"/>
          <table:table-cell table:style-name="ce4"/>
          <table:table-cell office:value-type="float" office:value="208.09" table:style-name="ce4">
            <text:p>208,0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4">
            <text:p>20</text:p>
          </table:table-cell>
          <table:table-cell office:value-type="float" office:value="206.11" table:style-name="ce4">
            <text:p>206,1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3"/>
          <table:table-cell table:style-name="ce4"/>
          <table:table-cell office:value-type="float" office:value="113.74" table:style-name="ce4">
            <text:p>113,7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4">
            <text:p>20</text:p>
          </table:table-cell>
          <table:table-cell office:value-type="float" office:value="235.67" table:style-name="ce4">
            <text:p>235,6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200" table:style-name="ce4">
            <text:p>200</text:p>
          </table:table-cell>
          <table:table-cell office:value-type="float" office:value="235.78" table:style-name="ce4">
            <text:p>235,7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99.71" table:style-name="ce4">
            <text:p>199,7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70" table:style-name="ce4">
            <text:p>70</text:p>
          </table:table-cell>
          <table:table-cell office:value-type="float" office:value="260.42" table:style-name="ce4">
            <text:p>260,4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table:style-name="ce3"/>
          <table:table-cell table:style-name="ce4"/>
          <table:table-cell office:value-type="float" office:value="248.73" table:style-name="ce4">
            <text:p>248,7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table:style-name="ce3"/>
          <table:table-cell table:style-name="ce4"/>
          <table:table-cell office:value-type="float" office:value="246.26" table:style-name="ce4">
            <text:p>246,2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3"/>
          <table:table-cell table:style-name="ce4"/>
          <table:table-cell office:value-type="float" office:value="135.76" table:style-name="ce4">
            <text:p>135,7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3"/>
          <table:table-cell table:style-name="ce4"/>
          <table:table-cell office:value-type="float" office:value="283.94" table:style-name="ce4">
            <text:p>283,9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3"/>
          <table:table-cell table:style-name="ce4"/>
          <table:table-cell office:value-type="float" office:value="577.07000000000005" table:style-name="ce4">
            <text:p>577,0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3"/>
          <table:table-cell table:style-name="ce4"/>
          <table:table-cell office:value-type="float" office:value="268.23" table:style-name="ce4">
            <text:p>268,2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3"/>
          <table:table-cell table:style-name="ce4"/>
          <table:table-cell office:value-type="float" office:value="239.2" table:style-name="ce4">
            <text:p>239,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table:style-name="ce3"/>
          <table:table-cell table:style-name="ce4"/>
          <table:table-cell office:value-type="float" office:value="260.08" table:style-name="ce4">
            <text:p>260,08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3"/>
          <table:table-cell table:style-name="ce4"/>
          <table:table-cell office:value-type="float" office:value="287.32" table:style-name="ce4">
            <text:p>287,3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40" table:style-name="ce4">
            <text:p>40</text:p>
          </table:table-cell>
          <table:table-cell office:value-type="float" office:value="280.47000000000003" table:style-name="ce4">
            <text:p>280,47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3"/>
          <table:table-cell table:style-name="ce4"/>
          <table:table-cell office:value-type="float" office:value="283.89999999999998" table:style-name="ce4">
            <text:p>283,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60" table:style-name="ce4">
            <text:p>60</text:p>
          </table:table-cell>
          <table:table-cell office:value-type="float" office:value="287.32" table:style-name="ce4">
            <text:p>287,32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3 <text:s/>Колбаса Сервелат Зернистый, ВЕС. <text:s/>ПОКОМ, кг</text:p>
          </table:table-cell>
          <table:table-cell table:style-name="ce3"/>
          <table:table-cell table:style-name="ce4"/>
          <table:table-cell office:value-type="float" office:value="292.77" table:style-name="ce4">
            <text:p>292,77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44 <text:s/>Колбаса Сервелат Кремлевский, ВЕС. ПОКОМ, кг</text:p>
          </table:table-cell>
          <table:table-cell table:style-name="ce3"/>
          <table:table-cell table:style-name="ce4"/>
          <table:table-cell office:value-type="float" office:value="270.8" table:style-name="ce4">
            <text:p>270,8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3"/>
          <table:table-cell table:style-name="ce4"/>
          <table:table-cell office:value-type="float" office:value="246.93" table:style-name="ce4">
            <text:p>246,9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4">
            <text:p>30</text:p>
          </table:table-cell>
          <table:table-cell office:value-type="float" office:value="233.59" table:style-name="ce4">
            <text:p>233,5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212.81" table:style-name="ce4">
            <text:p>212,8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3"/>
          <table:table-cell table:style-name="ce4"/>
          <table:table-cell office:value-type="float" office:value="190.33" table:style-name="ce4">
            <text:p>190,33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300" table:style-name="ce4">
            <text:p>300</text:p>
          </table:table-cell>
          <table:table-cell office:value-type="float" office:value="182.31" table:style-name="ce4">
            <text:p>182,3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700" table:style-name="ce4">
            <text:p>700</text:p>
          </table:table-cell>
          <table:table-cell office:value-type="float" office:value="208.46" table:style-name="ce4">
            <text:p>208,4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4">
            <text:p>20</text:p>
          </table:table-cell>
          <table:table-cell office:value-type="float" office:value="273.16000000000003" table:style-name="ce4">
            <text:p>273,1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3"/>
          <table:table-cell table:style-name="ce4"/>
          <table:table-cell office:value-type="float" office:value="259.52" table:style-name="ce4">
            <text:p>259,5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60" table:style-name="ce4">
            <text:p>60</text:p>
          </table:table-cell>
          <table:table-cell office:value-type="float" office:value="331.56" table:style-name="ce4">
            <text:p>331,5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table:style-name="ce3"/>
          <table:table-cell table:style-name="ce4"/>
          <table:table-cell office:value-type="float" office:value="210.4" table:style-name="ce4">
            <text:p>210,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1" table:style-name="ce7">
            <text:p>1</text:p>
          </table:table-cell>
          <table:table-cell office:value-type="float" office:value="50" table:style-name="ce4">
            <text:p>50</text:p>
          </table:table-cell>
          <table:table-cell office:value-type="float" office:value="243.7" table:style-name="ce4">
            <text:p>243,7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5"/>
          <table:table-cell table:style-name="ce4"/>
          <table:table-cell office:value-type="float" office:value="696.95" table:style-name="ce4">
            <text:p>696,9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office:value-type="float" office:value="1" table:style-name="ce8">
            <text:p>1</text:p>
          </table:table-cell>
          <table:table-cell office:value-type="float" office:value="30" table:style-name="ce4">
            <text:p>30</text:p>
          </table:table-cell>
          <table:table-cell office:value-type="float" office:value="313.22000000000003" table:style-name="ce4">
            <text:p>313,2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1" table:style-name="ce8">
            <text:p>1</text:p>
          </table:table-cell>
          <table:table-cell office:value-type="float" office:value="50" table:style-name="ce4">
            <text:p>50</text:p>
          </table:table-cell>
          <table:table-cell office:value-type="float" office:value="212.77" table:style-name="ce4">
            <text:p>212,77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table:style-name="ce9"/>
          <table:table-cell office:value-type="float" office:value="2050" table:formula="of:=SUM([.C2:.C52])" table:style-name="ce1">
            <text:p>2050</text:p>
          </table:table-cell>
          <table:table-cell table:number-columns-repeated="16381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2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D52" table:display-filter-buttons="true">
          <table:filter>
            <table:filter-condition table:field-number="2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8-01T08:48:19Z</dc:date>
    <meta:editing-cycles>33</meta:editing-cycles>
    <meta:editing-duration>PT39340S</meta:editing-duration>
  </office:meta>
</office:document-meta>
</file>